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font-size="14pt" fo:font-weight="bold" officeooo:rsid="003336da" officeooo:paragraph-rsid="0049766e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4fe9e" officeooo:paragraph-rsid="001d3a6f"/>
    </style:style>
    <style:style style:name="P4" style:family="paragraph" style:parent-style-name="Standard">
      <style:text-properties officeooo:rsid="0004fe9e" officeooo:paragraph-rsid="003336da"/>
    </style:style>
    <style:style style:name="P5" style:family="paragraph" style:parent-style-name="Standard">
      <style:text-properties officeooo:rsid="0004fe9e" officeooo:paragraph-rsid="0043f00a"/>
    </style:style>
    <style:style style:name="P6" style:family="paragraph" style:parent-style-name="Standard">
      <style:text-properties officeooo:rsid="0004fe9e" officeooo:paragraph-rsid="00753479"/>
    </style:style>
    <style:style style:name="P7" style:family="paragraph" style:parent-style-name="Standard">
      <style:text-properties officeooo:paragraph-rsid="001d3a6f"/>
    </style:style>
    <style:style style:name="P8" style:family="paragraph" style:parent-style-name="Standard">
      <style:text-properties officeooo:rsid="0024a9ea" officeooo:paragraph-rsid="0024a9ea"/>
    </style:style>
    <style:style style:name="P9" style:family="paragraph" style:parent-style-name="Standard">
      <style:text-properties officeooo:rsid="0024a9ea" officeooo:paragraph-rsid="0037a438"/>
    </style:style>
    <style:style style:name="P10" style:family="paragraph" style:parent-style-name="Standard">
      <style:text-properties fo:font-size="14pt" fo:font-weight="bold" officeooo:rsid="003336da" officeooo:paragraph-rsid="003336da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3336da" officeooo:paragraph-rsid="003336da"/>
    </style:style>
    <style:style style:name="P12" style:family="paragraph" style:parent-style-name="Standard">
      <style:text-properties officeooo:rsid="003336da" officeooo:paragraph-rsid="003450d8"/>
    </style:style>
    <style:style style:name="P13" style:family="paragraph" style:parent-style-name="Standard">
      <style:text-properties officeooo:paragraph-rsid="003336da"/>
    </style:style>
    <style:style style:name="P14" style:family="paragraph" style:parent-style-name="Standard">
      <style:text-properties officeooo:rsid="003450d8" officeooo:paragraph-rsid="003450d8"/>
    </style:style>
    <style:style style:name="P15" style:family="paragraph" style:parent-style-name="Standard">
      <style:text-properties officeooo:rsid="0037a438" officeooo:paragraph-rsid="0037a438"/>
    </style:style>
    <style:style style:name="P16" style:family="paragraph" style:parent-style-name="Standard">
      <style:text-properties officeooo:rsid="0043f00a" officeooo:paragraph-rsid="0043f00a"/>
    </style:style>
    <style:style style:name="P17" style:family="paragraph" style:parent-style-name="Standard">
      <style:text-properties officeooo:rsid="0043f00a" officeooo:paragraph-rsid="0064052f"/>
    </style:style>
    <style:style style:name="P18" style:family="paragraph" style:parent-style-name="Standard">
      <style:text-properties officeooo:rsid="00753479" officeooo:paragraph-rsid="00753479"/>
    </style:style>
    <style:style style:name="P19" style:family="paragraph" style:parent-style-name="Heading_20_3">
      <style:paragraph-properties fo:text-align="center" style:justify-single-word="false"/>
      <style:text-properties officeooo:rsid="003a824e" officeooo:paragraph-rsid="003a824e"/>
    </style:style>
    <style:style style:name="P20" style:family="paragraph" style:parent-style-name="Heading_20_3">
      <style:text-properties officeooo:paragraph-rsid="0049766e"/>
    </style:style>
    <style:style style:name="P21" style:family="paragraph" style:parent-style-name="Standard">
      <style:text-properties officeooo:rsid="0043f00a" officeooo:paragraph-rsid="0064052f"/>
    </style:style>
    <style:style style:name="P22" style:family="paragraph" style:parent-style-name="Standard">
      <style:text-properties officeooo:rsid="007e34f7" officeooo:paragraph-rsid="007e34f7"/>
    </style:style>
    <style:style style:name="T1" style:family="text">
      <style:text-properties officeooo:rsid="0004fe9e"/>
    </style:style>
    <style:style style:name="T2" style:family="text">
      <style:text-properties officeooo:rsid="0023fdc3"/>
    </style:style>
    <style:style style:name="T3" style:family="text">
      <style:text-properties officeooo:rsid="0024a9ea"/>
    </style:style>
    <style:style style:name="T4" style:family="text">
      <style:text-properties officeooo:rsid="003450d8"/>
    </style:style>
    <style:style style:name="T5" style:family="text">
      <style:text-properties officeooo:rsid="0037a438"/>
    </style:style>
    <style:style style:name="T6" style:family="text">
      <style:text-properties officeooo:rsid="0043f00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fo:font-weight="bold" officeooo:rsid="003336da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d3a6f" style:font-size-asian="14pt" style:font-weight-asian="bold" style:font-size-complex="14pt" style:font-weight-complex="bold"/>
    </style:style>
    <style:style style:name="T1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49766e" style:font-size-asian="10.5pt" style:font-weight-asian="normal" style:font-size-complex="10.5pt" style:font-weight-complex="normal"/>
    </style:style>
    <style:style style:name="T12" style:family="text">
      <style:text-properties officeooo:rsid="0049766e"/>
    </style:style>
    <style:style style:name="T13" style:family="text">
      <style:text-properties officeooo:rsid="0064052f"/>
    </style:style>
    <style:style style:name="T14" style:family="text">
      <style:text-properties officeooo:rsid="00753479"/>
    </style:style>
    <style:style style:name="T15" style:family="text">
      <style:text-properties officeooo:rsid="008e11e1"/>
    </style:style>
    <style:style style:name="T16" style:family="text">
      <style:text-properties officeooo:rsid="00a4b3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ZENTRAL<text:span text:style-name="T15">(Server)</text:span></text:h>
      <text:h text:style-name="Heading_20_3" text:outline-level="3">Install latest docker</text:h>
      <text:p text:style-name="P1"><text:span text:style-name="Source_20_Text">curl -sSL https://get.docker.com | sh</text:span></text:p>
      <text:h text:style-name="Heading_20_3" text:outline-level="3">Install docker-compose binary</text:h>
      <text:p text:style-name="P1"><text:span text:style-name="Source_20_Text">sudo curl -L "https://github.com/docker/compose/releases/download/1.24.1/docker-compose-$(uname -s)-$(uname -m)" -o /usr/local/bin/docker-compose</text:span></text:p>
      <text:p text:style-name="P1"><text:span text:style-name="Source_20_Text">sudo chmod +x /usr/local/bin/docker-compose</text:span></text:p>
      <text:p text:style-name="P1"><text:span text:style-name="Source_20_Text">docker-compose --version</text:span></text:p>
      <text:p text:style-name="P7"><text:span text:style-name="T8">Generate Self Signed </text:span><text:span text:style-name="T9">SSL </text:span><text:span text:style-name="T8">certificate</text:span></text:p>
      <text:p text:style-name="P3">openssl req -x509 -nodes -days 365 -newkey rsa:2048 -keyout zentral.key -out zentral.crt</text:p>
      <text:p text:style-name="P7"><text:s/><text:span text:style-name="T2">(mainly in ssl:give proper domine_name)</text:span></text:p>
      <text:p text:style-name="P11"><text:s/></text:p>
      <text:p text:style-name="P10">STEPS:</text:p>
      <text:h text:style-name="P20" text:outline-level="3">Clone zentral source</text:h>
      <text:p text:style-name="P2"><text:span text:style-name="Source_20_Text"><text:span text:style-name="T11">1.</text:span></text:span><text:span text:style-name="Source_20_Text"><text:span text:style-name="T10">git clone https://github.com/zentralopensource/zentral.git</text:span></text:span></text:p>
      <text:p text:style-name="P5"><text:span text:style-name="T12">2.Change the directory from home directory to </text:span>zentral/conf/start/docker/tls <text:span text:style-name="T6">and Remove Zentral.key and zentral.crt files from the <text:s/>folder</text:span></text:p>
      <text:p text:style-name="P4"><text:tab/>cd zentral/conf/start/docker/tls</text:p>
      <text:p text:style-name="P13"><text:tab/><text:span text:style-name="T1">rm -rf zentral.key </text:span></text:p>
      <text:p text:style-name="P4"><text:tab/>rm -rf zentral.<text:span text:style-name="T3">crt</text:span></text:p>
      <text:p text:style-name="P11"><text:span text:style-name="T12">3</text:span>.Copy zentral.key and zentral.crt, from home directory to tls folder</text:p>
      <text:p text:style-name="P4"><text:tab/>cp zentral.key zentral/conf/start/docker/tls</text:p>
      <text:p text:style-name="P4"><text:tab/>cp zentral.crt zentral/conf/start/docker/tls</text:p>
      <text:p text:style-name="P11"><text:span text:style-name="T12">4</text:span>.<text:span text:style-name="T4">Make changes at base.json</text:span></text:p>
      <text:p text:style-name="P12"><text:tab/><text:span text:style-name="T4">1.cd zentral/conf/start/zentral/ and open vi base.json</text:span></text:p>
      <text:p text:style-name="P12"><text:tab/><text:span text:style-name="T4">{</text:span></text:p>
      <text:p text:style-name="P14"><text:s text:c="3"/><text:tab/>"api": {</text:p>
      <text:p text:style-name="P14"><text:s text:c="4"/><text:tab/><text:tab/>"tls_hostname":"https://13.234.35.21",</text:p>
      <text:p text:style-name="P14"><text:s text:c="4"/><text:tab/><text:tab/>"tls_server_certs": "/zentral/conf/start/docker/tls/zentral_fullchain.crt",</text:p>
      <text:p text:style-name="P8"><text:tab/><text:span text:style-name="T4">2.change the tls_hostname to your host name and tls_server_certs to zentral.crt and save</text:span></text:p>
      <text:p text:style-name="P8"/>
      <text:p text:style-name="P15">5.Make changes at Zentral.conf file</text:p>
      <text:p text:style-name="P9"><text:tab/>zentral.conf <text:span text:style-name="T5">file in the path </text:span>zentral/conf/start/docker/nginx/conf.d</text:p>
      <text:p text:style-name="P9"><text:tab/><text:span text:style-name="T5">1.</text:span>change the server_name(what you g<text:span text:style-name="T5">ave</text:span> in the ssl certificate)</text:p>
      <text:p text:style-name="P8"/>
      <text:p text:style-name="P15">6.Run the docker compose</text:p>
      <text:p text:style-name="P9"><text:tab/><text:span text:style-name="T5">1.sudo docker-compose up -d</text:span></text:p>
      <text:p text:style-name="P18">7.Change the default username and mail id and password</text:p>
      <text:p text:style-name="P18"><text:tab/>1.sudo <text:span text:style-name="T1">docker-compose run --rm web createuser --superuser henry </text:span><text:a xlink:type="simple" xlink:href="mailto:henry@zentral.pro" text:style-name="Internet_20_link" text:visited-style-name="Visited_20_Internet_20_Link"><text:span text:style-name="T1">henry@zentral.pro</text:span></text:a></text:p>
      <text:p text:style-name="P18"><text:tab/>2.sudo <text:span text:style-name="T1">docker-compose run <text:s/>web createuser --superuser </text:span>(username) (mail_id)</text:p>
      <text:p text:style-name="P18"><text:tab/>3.After second step you will get one link to reset your password, open that and change the password.</text:p>
      <text:p text:style-name="P16"/>
      <text:p text:style-name="P16"><text:soft-page-break/><text:span text:style-name="T14">8</text:span>.open browser and enter the <text:s/>server_name given in ssl certificate</text:p>
      <text:p text:style-name="P6"><text:tab/><text:span text:style-name="T14">1.</text:span><text:a xlink:type="simple" xlink:href="https://server_name/" text:style-name="Internet_20_link" text:visited-style-name="Visited_20_Internet_20_Link"><text:span text:style-name="T14">https://server_name</text:span></text:a></text:p>
      <text:p text:style-name="P6"/>
      <text:p text:style-name="P16">Some commands if it gives any in browser</text:p>
      <text:p text:style-name="P16">1.sudo service docker restart</text:p>
      <text:p text:style-name="P17">2.<text:span text:style-name="T13">sudo docker ps</text:span></text:p>
      <text:p text:style-name="P17"><text:span text:style-name="T13">3.</text:span>sudo docker restart <text:span text:style-name="T7">&lt;CONTAINER_ID&gt;</text:span></text:p>
      <text:p text:style-name="P17"><text:span text:style-name="T7"/></text:p>
      <text:p text:style-name="P22"><text:span text:style-name="T7">Reference:</text:span></text:p>
      <text:p text:style-name="P22"><text:span text:style-name="T7"/></text:p>
      <text:p text:style-name="P22"><text:span text:style-name="T7">1.</text:span><text:a xlink:type="simple" xlink:href="https://github.com/zentralopensource/zentral/wiki/tutorial-ref" text:style-name="Internet_20_link" text:visited-style-name="Visited_20_Internet_20_Link"><text:span text:style-name="T7">https://github.com/zentralopensource/zentral/wiki/tutorial-ref</text:span></text:a></text:p>
      <text:p text:style-name="P22"><text:span text:style-name="T7">2. </text:span><text:a xlink:type="simple" xlink:href="https://www.youtube.com/watch?v=gmF0jaDbZ7o&amp;index=3&amp;list=PLv__E26s_yEy5TwVRwAb-99_MA20BGhgX" text:style-name="Internet_20_link" text:visited-style-name="Visited_20_Internet_20_Link"><text:span text:style-name="T7">https://www.youtube.com/watch?v=gmF0jaDbZ7o&amp;index=3&amp;list=PLv__E26s_yEy5TwVRwAb-99_MA20BGhgX</text:span></text:a></text:p>
      <text:p text:style-name="P2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2:12:56.019842908</meta:creation-date>
    <dc:date>2019-09-20T15:16:00.175104826</dc:date>
    <meta:editing-duration>PT2H58M2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235" meta:character-count="2151" meta:non-whitespace-character-count="1928"/>
  </office:meta>
</office:document-meta>
</file>